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0000002584E0BACD01E6549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954cm" svg:height="10.426cm" svg:x="0.446cm" svg:y="0.3cm">
          <draw:image xlink:href="Pictures/10000000000002B0000002584E0BACD01E6549F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6:18:02.229000000</dc:date>
    <meta:editing-duration>PT2M18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